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3" calcext:value-type="float">
            <text:p>723</text:p>
          </table:table-cell>
          <table:table-cell table:style-name="ce7" table:formula="of:=COUNTIF([.B7:.B999];&quot;X&quot;)" office:value-type="float" office:value="614" calcext:value-type="float">
            <text:p>61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6" calcext:value-type="float">
            <text:p>7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3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 style:data-style-name="N2" text:time-value="20:03:14.55332202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5T20:04:04.344418251</dc:date>
    <meta:editing-duration>PT20H23M46S</meta:editing-duration>
    <meta:editing-cycles>711</meta:editing-cycles>
    <meta:document-statistic meta:table-count="1" meta:cell-count="4344" meta:object-count="0"/>
  </office:meta>
</office:document-meta>
</file>